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1.001cm" style:rel-width="100%" table:align="left"/>
    </style:style>
    <style:style style:name="Table1.A" style:family="table-column">
      <style:table-column-properties style:column-width="21.001cm" style:rel-column-width="65535*"/>
    </style:style>
    <style:style style:name="Table1.A1" style:family="table-cell">
      <style:table-cell-properties style:vertical-align="middle" fo:background-color="#ffffcc">
        <style:background-image/>
      </style:table-cell-properties>
    </style:style>
    <style:style style:name="Table2" style:family="table">
      <style:table-properties style:width="21.001cm" style:rel-width="100%" table:align="left"/>
    </style:style>
    <style:style style:name="Table2.A" style:family="table-column">
      <style:table-column-properties style:column-width="21.001cm" style:rel-column-width="65535*"/>
    </style:style>
    <style:style style:name="Table2.A1" style:family="table-cell">
      <style:table-cell-properties style:vertical-align="middle" fo:background-color="#ffffcc">
        <style:background-image/>
      </style:table-cell-properties>
    </style:style>
    <style:style style:name="Table3" style:family="table">
      <style:table-properties style:width="21.001cm" style:rel-width="100%" table:align="left"/>
    </style:style>
    <style:style style:name="Table3.A" style:family="table-column">
      <style:table-column-properties style:column-width="21.001cm" style:rel-column-width="65535*"/>
    </style:style>
    <style:style style:name="Table3.A1" style:family="table-cell">
      <style:table-cell-properties style:vertical-align="middle" fo:background-color="#ffffcc">
        <style:background-image/>
      </style:table-cell-properties>
    </style:style>
    <style:style style:name="P1" style:family="paragraph" style:parent-style-name="Text_20_body">
      <style:paragraph-properties fo:margin-left="0cm" fo:margin-right="0cm" fo:margin-top="0cm" fo:margin-bottom="0cm" style:line-height-at-least="0.476cm" fo:text-indent="0cm" style:auto-text-indent="false" fo:padding="0cm" fo:border="none"/>
      <style:text-properties style:font-name="Georgia" fo:font-size="12pt" fo:font-weight="bold"/>
    </style:style>
    <style:style style:name="P2" style:family="paragraph" style:parent-style-name="Table_20_Contents">
      <style:paragraph-properties fo:margin-left="0cm" fo:margin-right="0cm" fo:margin-top="0cm" fo:margin-bottom="0cm" style:line-height-at-least="0.476cm" fo:text-indent="0cm" style:auto-text-indent="false" fo:padding="0cm" fo:border="none"/>
      <style:text-properties style:font-name="Georgia" fo:font-size="10.5pt" fo:background-color="transparent"/>
    </style:style>
    <style:style style:name="P3" style:family="paragraph" style:parent-style-name="Table_20_Contents">
      <style:paragraph-properties fo:margin-left="0cm" fo:margin-right="0cm" fo:margin-top="0cm" fo:margin-bottom="0cm" style:line-height-at-least="0.476cm" fo:text-indent="0cm" style:auto-text-indent="false" fo:padding="0cm" fo:border="none"/>
      <style:text-properties style:font-name="Georgia" fo:font-size="9pt" fo:background-color="transparent"/>
    </style:style>
    <style:style style:name="T1" style:family="text">
      <style:text-properties fo:background-color="transparent"/>
    </style:style>
    <style:style style:name="T2" style:family="text">
      <style:text-properties fo:color="#000000" fo:background-color="#e6ecf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336633" style:background-transparency="0%" fo:padding="0cm" fo:border="none">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529cm" fo:margin-right="0.529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op" text:anchor-type="page" text:anchor-page-number="1" svg:x="0.529cm" svg:y="0cm" svg:width="20.108cm" draw:z-index="0">
        <draw:text-box fo:min-height="2.646cm">
          <text:p text:style-name="Text_20_body"><draw:frame draw:style-name="fr3" draw:name="graphics1" text:anchor-type="as-char" svg:width="20.108cm" svg:height="2.646cm" draw:z-index="4"><draw:image xlink:href="http://www.bisdomvanvliet.nl/gifs/kop_museum.gif" xlink:type="simple" xlink:show="embed" xlink:actuate="onLoad"/></draw:frame></text:p>
        </draw:text-box>
      </draw:frame>
      <draw:frame draw:style-name="fr1" draw:name="kopprint" text:anchor-type="page" text:anchor-page-number="1" svg:x="0.529cm" svg:y="0cm" svg:width="13.229cm" draw:z-index="1">
        <draw:text-box fo:min-height="2.646cm">
          <text:p text:style-name="Text_20_body"> </text:p>
          <text:p text:style-name="P1"><text:span text:style-name="T1">DIOCESE OF MUSEUM VLIET</text:span><text:line-break/><text:span text:style-name="T1">Haastrecht</text:span><text:line-break/><text:span text:style-name="T1">The Museum</text:span></text:p>
        </draw:text-box>
      </draw:frame>
      <draw:frame draw:style-name="fr2" draw:name="fotobalk" text:anchor-type="page" text:anchor-page-number="1" svg:x="0cm" svg:y="2.646cm" svg:width="33.47cm" draw:z-index="2">
        <draw:text-box fo:min-height="6.218cm">
          <text:p text:style-name="Text_20_body"><draw:frame draw:style-name="fr4" draw:name="graphics2" text:anchor-type="as-char" svg:width="8.281cm" svg:height="6.218cm" draw:z-index="5"><draw:image xlink:href="http://www.bisdomvanvliet.nl/jpgs/eetkamer_1.jpg" xlink:type="simple" xlink:show="embed" xlink:actuate="onLoad"/></draw:frame><draw:frame draw:style-name="fr3" draw:name="graphics3" text:anchor-type="as-char" svg:width="10.769cm" svg:height="6.218cm" draw:z-index="6"><draw:image xlink:href="http://www.bisdomvanvliet.nl/jpgs/ext_lijst.jpg" xlink:type="simple" xlink:show="embed" xlink:actuate="onLoad"/></draw:frame><draw:frame draw:style-name="fr4" draw:name="graphics4" text:anchor-type="as-char" svg:width="4.657cm" svg:height="6.218cm" draw:z-index="7"><draw:image xlink:href="http://www.bisdomvanvliet.nl/jpgs/damspiegel.jpg" xlink:type="simple" xlink:show="embed" xlink:actuate="onLoad"/></draw:frame></text:p>
        </draw:text-box>
      </draw:frame>
      <draw:frame draw:style-name="fr1" draw:name="tekst" text:anchor-type="page" text:anchor-page-number="1" svg:x="7.276cm" svg:y="9.393cm" svg:width="21.749cm" draw:z-index="3">
        <draw:text-box fo:min-height="0.041cm">
          <table:table table:name="Table1" table:style-name="Table1">
            <table:table-column table:style-name="Table1.A"/>
            <table:table-row>
              <table:table-cell table:style-name="Table1.A1" office:value-type="string">
                <text:p text:style-name="P2"><text:span text:style-name="T2">Diocese Museum van Vliet is a house that is meant by will to a museum by the last owner Pauline van Vliet Diocese in 1923.</text:span> Her father, Marcellus, the house was built in 1874-1877, uses a portion of the first floor for himself and some of Paulina and her husband, John le Fevre de Montigny. Paulina's husband followed her father after his death as mayor of Haas after they left their hometown The Hague and the family in question (1877). After her husband was deceased (1881) Paulina lived there alone.</text:p>
                <text:p text:style-name="P3">The interior is all originally owned by the family van Vliet Diocese order to identify art and artefacts from one state so all around could have. The furniture in all sorts of neo-styles - also known as 'genres' called - were modern time, but Paulina had many antiques around. The way the objects are put down and hanged have not changed since the occupation. Paulina concentrated on decorating the walls with signs of Chinese porcelain which she hung in patterns (eg a star or a fan), as in the late nineteenth century it was fashionable.</text:p>
                <text:p text:style-name="P3">The house has an architecture typical of the period around 1875. It was built by the Hague along with the contractor Hooft Theodorus Cornelis Straver local carpenter. The front and side elevations were the foundations of the old family home and put the rear came a little further back, towards the Dutch IJssel, but before the red beech who in 1694 first by the Bishopric was put down.</text:p>
                <text:p text:style-name="P3">The house has seven windows wide and has two floors below the roof. The facade has a classical appearance of the stucco corner accents and highlighting the central entrance winning party and prominent cornice with brackets and balustrade. Two garden decorative vases agaves on the balcony are characteristic of the image that refers to French and Italian city of palaces. The layout of the house can be seen on the facades, as was customary.Downstairs is the living and service rooms and over slept and worked.</text:p>
                <text:p text:style-name="P3">The beautifully draped curtains ensure that the brightest sunlight is kept out of the rooms. And the artificial lighting is scarce. You see the interior therefore like nineteenth-century saw: in very dim light, with mysterious dark corners. The rooms were in the time of Paulina only lit by candlelight and a single oil lamp. The bulbs here and there under the ceiling mounted museum date from the first time, the year 1920.</text:p>
                <text:p text:style-name="P3">In recent years quite invested in maintenance and restoration of the museum building and collection. The Board of the Foundation Diocese van Vliet was not only tackling the roof and facades, but also instigated restoration projects in the clocks, paintings and interior textiles. Also, the entire museum collection professionally recorded and photographed.</text:p>
                <text:p text:style-name="P3">All in all, the museum experience is very close to how it really should have been to visit before a lady from a local regent family.</text:p>
              </table:table-cell>
            </table:table-row>
          </table:table>
        </draw:text-box>
      </draw:frame>
      <draw:frame draw:style-name="fr1" draw:name="kop" text:anchor-type="page" text:anchor-page-number="1" svg:x="0.529cm" svg:y="0cm" svg:width="20.108cm" draw:z-index="8">
        <draw:text-box fo:min-height="2.646cm">
          <text:p text:style-name="Text_20_body"><draw:frame draw:style-name="fr3" draw:name="graphics5" text:anchor-type="as-char" svg:width="20.108cm" svg:height="2.646cm" draw:z-index="12"><draw:image xlink:href="http://www.bisdomvanvliet.nl/gifs/kop_museum.gif" xlink:type="simple" xlink:show="embed" xlink:actuate="onLoad"/></draw:frame></text:p>
        </draw:text-box>
      </draw:frame>
      <draw:frame draw:style-name="fr1" draw:name="kopprint" text:anchor-type="page" text:anchor-page-number="1" svg:x="0.529cm" svg:y="0cm" svg:width="13.229cm" draw:z-index="9">
        <draw:text-box fo:min-height="2.646cm">
          <text:p text:style-name="Text_20_body"> </text:p>
          <text:p text:style-name="P1"><text:span text:style-name="T1">DIOCESE OF MUSEUM VLIET</text:span><text:line-break/><text:span text:style-name="T1">Haastrecht</text:span><text:line-break/><text:span text:style-name="T1">The Museum</text:span></text:p>
        </draw:text-box>
      </draw:frame>
      <draw:frame draw:style-name="fr2" draw:name="fotobalk" text:anchor-type="page" text:anchor-page-number="1" svg:x="0cm" svg:y="2.646cm" svg:width="33.47cm" draw:z-index="10">
        <draw:text-box fo:min-height="6.218cm">
          <text:p text:style-name="Text_20_body"><draw:frame draw:style-name="fr4" draw:name="graphics6" text:anchor-type="as-char" svg:width="8.281cm" svg:height="6.218cm" draw:z-index="13"><draw:image xlink:href="http://www.bisdomvanvliet.nl/jpgs/eetkamer_1.jpg" xlink:type="simple" xlink:show="embed" xlink:actuate="onLoad"/></draw:frame><draw:frame draw:style-name="fr3" draw:name="graphics7" text:anchor-type="as-char" svg:width="10.769cm" svg:height="6.218cm" draw:z-index="14"><draw:image xlink:href="http://www.bisdomvanvliet.nl/jpgs/ext_lijst.jpg" xlink:type="simple" xlink:show="embed" xlink:actuate="onLoad"/></draw:frame><draw:frame draw:style-name="fr4" draw:name="graphics8" text:anchor-type="as-char" svg:width="4.657cm" svg:height="6.218cm" draw:z-index="15"><draw:image xlink:href="http://www.bisdomvanvliet.nl/jpgs/damspiegel.jpg" xlink:type="simple" xlink:show="embed" xlink:actuate="onLoad"/></draw:frame></text:p>
        </draw:text-box>
      </draw:frame>
      <draw:frame draw:style-name="fr1" draw:name="tekst" text:anchor-type="page" text:anchor-page-number="1" svg:x="7.276cm" svg:y="9.393cm" svg:width="21.749cm" draw:z-index="11">
        <draw:text-box fo:min-height="0.041cm">
          <table:table table:name="Table2" table:style-name="Table2">
            <table:table-column table:style-name="Table2.A"/>
            <table:table-row>
              <table:table-cell table:style-name="Table2.A1" office:value-type="string">
                <text:p text:style-name="P2"><text:span text:style-name="T2">Diocese Museum van Vliet is a house that is meant by will to a museum by the last owner Pauline van Vliet Diocese in 1923.</text:span> Her father, Marcellus, the house was built in 1874-1877, uses a portion of the first floor for himself and some of Paulina and her husband, John le Fevre de Montigny. Paulina's husband followed her father after his death as mayor of Haas after they left their hometown The Hague and the family in question (1877). After her husband was deceased (1881) Paulina lived there alone.</text:p>
                <text:p text:style-name="P3">The interior is all originally owned by the family van Vliet Diocese order to identify art and artefacts from one state so all around could have. The furniture in all sorts of neo-styles - also known as 'genres' called - were modern time, but Paulina had many antiques around. The way the objects are put down and hanged have not changed since the occupation. Paulina concentrated on decorating the walls with signs of Chinese porcelain which she hung in patterns (eg a star or a fan), as in the late nineteenth century it was fashionable.</text:p>
                <text:p text:style-name="P3">The house has an architecture typical of the period around 1875. It was built by the Hague along with the contractor Hooft Theodorus Cornelis Straver local carpenter. The front and side elevations were the foundations of the old family home and put the rear came a little further back, towards the Dutch IJssel, but before the red beech who in 1694 first by the Bishopric was put down.</text:p>
                <text:p text:style-name="P3">The house has seven windows wide and has two floors below the roof. The facade has a classical appearance of the stucco corner accents and highlighting the central entrance winning party and prominent cornice with brackets and balustrade. Two garden decorative vases agaves on the balcony are characteristic of the image that refers to French and Italian city of palaces. The layout of the house can be seen on the facades, as was customary.Downstairs is the living and service rooms and over slept and worked.</text:p>
                <text:p text:style-name="P3">The beautifully draped curtains ensure that the brightest sunlight is kept out of the rooms. And the artificial lighting is scarce. You see the interior therefore like nineteenth-century saw: in very dim light, with mysterious dark corners. The rooms were in the time of Paulina only lit by candlelight and a single oil lamp. The bulbs here and there under the ceiling mounted museum date from the first time, the year 1920.</text:p>
                <text:p text:style-name="P3">In recent years quite invested in maintenance and restoration of the museum building and collection. The Board of the Foundation Diocese van Vliet was not only tackling the roof and facades, but also instigated restoration projects in the clocks, paintings and interior textiles. Also, the entire museum collection professionally recorded and photographed.</text:p>
                <text:p text:style-name="P3">All in all, the museum experience is very close to how it really should have been to visit before a lady from a local regent family.</text:p>
              </table:table-cell>
            </table:table-row>
          </table:table>
        </draw:text-box>
      </draw:frame>
      <draw:frame draw:style-name="fr1" draw:name="kop" text:anchor-type="page" text:anchor-page-number="1" svg:x="0.529cm" svg:y="0cm" svg:width="20.108cm" draw:z-index="16">
        <draw:text-box fo:min-height="2.646cm">
          <text:p text:style-name="Text_20_body"><draw:frame draw:style-name="fr3" draw:name="graphics9" text:anchor-type="as-char" svg:width="20.108cm" svg:height="2.646cm" draw:z-index="20"><draw:image xlink:href="http://www.bisdomvanvliet.nl/gifs/kop_museum.gif" xlink:type="simple" xlink:show="embed" xlink:actuate="onLoad"/></draw:frame></text:p>
        </draw:text-box>
      </draw:frame>
      <draw:frame draw:style-name="fr1" draw:name="kopprint" text:anchor-type="page" text:anchor-page-number="1" svg:x="0.529cm" svg:y="0cm" svg:width="13.229cm" draw:z-index="17">
        <draw:text-box fo:min-height="2.646cm">
          <text:p text:style-name="Text_20_body"> </text:p>
          <text:p text:style-name="P1"><text:span text:style-name="T1">DIOCESE OF MUSEUM VLIET</text:span><text:line-break/><text:span text:style-name="T1">Haastrecht</text:span><text:line-break/><text:span text:style-name="T1">The Museum</text:span></text:p>
        </draw:text-box>
      </draw:frame>
      <draw:frame draw:style-name="fr2" draw:name="fotobalk" text:anchor-type="page" text:anchor-page-number="1" svg:x="0cm" svg:y="2.646cm" svg:width="33.47cm" draw:z-index="18">
        <draw:text-box fo:min-height="6.218cm">
          <text:p text:style-name="Text_20_body"><draw:frame draw:style-name="fr4" draw:name="graphics10" text:anchor-type="as-char" svg:width="8.281cm" svg:height="6.218cm" draw:z-index="21"><draw:image xlink:href="http://www.bisdomvanvliet.nl/jpgs/eetkamer_1.jpg" xlink:type="simple" xlink:show="embed" xlink:actuate="onLoad"/></draw:frame><draw:frame draw:style-name="fr3" draw:name="graphics11" text:anchor-type="as-char" svg:width="10.769cm" svg:height="6.218cm" draw:z-index="22"><draw:image xlink:href="http://www.bisdomvanvliet.nl/jpgs/ext_lijst.jpg" xlink:type="simple" xlink:show="embed" xlink:actuate="onLoad"/></draw:frame><draw:frame draw:style-name="fr4" draw:name="graphics12" text:anchor-type="as-char" svg:width="4.657cm" svg:height="6.218cm" draw:z-index="23"><draw:image xlink:href="http://www.bisdomvanvliet.nl/jpgs/damspiegel.jpg" xlink:type="simple" xlink:show="embed" xlink:actuate="onLoad"/></draw:frame></text:p>
        </draw:text-box>
      </draw:frame>
      <draw:frame draw:style-name="fr1" draw:name="tekst" text:anchor-type="page" text:anchor-page-number="1" svg:x="7.276cm" svg:y="9.393cm" svg:width="21.749cm" draw:z-index="19">
        <draw:text-box fo:min-height="0.041cm">
          <table:table table:name="Table3" table:style-name="Table3">
            <table:table-column table:style-name="Table3.A"/>
            <table:table-row>
              <table:table-cell table:style-name="Table3.A1" office:value-type="string">
                <text:p text:style-name="P2"><text:span text:style-name="T2">Diocese Museum van Vliet is a house that is meant by will to a museum by the last owner Pauline van Vliet Diocese in 1923.</text:span> Her father, Marcellus, the house was built in 1874-1877, uses a portion of the first floor for himself and some of Paulina and her husband, John le Fevre de Montigny. Paulina's husband followed her father after his death as mayor of Haas after they left their hometown The Hague and the family in question (1877). After her husband was deceased (1881) Paulina lived there alone.</text:p>
                <text:p text:style-name="P3">The interior is all originally owned by the family van Vliet Diocese order to identify art and artefacts from one state so all around could have. The furniture in all sorts of neo-styles - also known as 'genres' called - were modern time, but Paulina had many antiques around. The way the objects are put down and hanged have not changed since the occupation. Paulina concentrated on decorating the walls with signs of Chinese porcelain which she hung in patterns (eg a star or a fan), as in the late nineteenth century it was fashionable.</text:p>
                <text:p text:style-name="P3">The house has an architecture typical of the period around 1875. It was built by the Hague along with the contractor Hooft Theodorus Cornelis Straver local carpenter. The front and side elevations were the foundations of the old family home and put the rear came a little further back, towards the Dutch IJssel, but before the red beech who in 1694 first by the Bishopric was put down.</text:p>
                <text:p text:style-name="P3">The house has seven windows wide and has two floors below the roof. The facade has a classical appearance of the stucco corner accents and highlighting the central entrance winning party and prominent cornice with brackets and balustrade. Two garden decorative vases agaves on the balcony are characteristic of the image that refers to French and Italian city of palaces. The layout of the house can be seen on the facades, as was customary.Downstairs is the living and service rooms and over slept and worked.</text:p>
                <text:p text:style-name="P3">The beautifully draped curtains ensure that the brightest sunlight is kept out of the rooms. And the artificial lighting is scarce. You see the interior therefore like nineteenth-century saw: in very dim light, with mysterious dark corners. The rooms were in the time of Paulina only lit by candlelight and a single oil lamp. The bulbs here and there under the ceiling mounted museum date from the first time, the year 1920.</text:p>
                <text:p text:style-name="P3">In recent years quite invested in maintenance and restoration of the museum building and collection. The Board of the Foundation Diocese van Vliet was not only tackling the roof and facades, but also instigated restoration projects in the clocks, paintings and interior textiles. Also, the entire museum collection professionally recorded and photographed.</text:p>
                <text:p text:style-name="P3">All in all, the museum experience is very close to how it really should have been to visit before a lady from a local regent family.</text:p>
              </table:table-cell>
            </table:table-row>
          </table:table>
        </draw:text-box>
      </draw:fram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ane Reeve</meta:initial-creator>
    <meta:creation-date>2010-11-02T16:15:01</meta:creation-date>
    <meta:document-statistic meta:table-count="3" meta:image-count="12" meta:object-count="0" meta:page-count="1" meta:paragraph-count="33" meta:word-count="1485" meta:character-count="8691"/>
    <dc:date>2010-11-02T16:16:00</dc:date>
    <dc:creator>Diane Reeve</dc:creator>
    <meta:editing-duration>PT00H01M00S</meta:editing-duration>
    <meta:editing-cycles>1</meta:editing-cycles>
    <meta:generator>OpenOffice.org/3.2$Linux OpenOffice.org_project/320m19$Build-9505</meta:generator>
  </office:meta>
</office:document-meta>
</file>